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3" svg:font-family="'Courier New'" style:font-adornments="Bold" style:font-family-generic="modern" style:font-pitch="fixed"/>
    <style:font-face style:name="Courier New2" svg:font-family="'Courier New'" style:font-adornments="Bold" style:font-family-generic="modern" style:font-pitch="variable"/>
    <style:font-face style:name="Courier New" svg:font-family="'Courier New'" style:font-family-generic="roman" style:font-pitch="variable"/>
    <style:font-face style:name="Courier New1" svg:font-family="'Courier New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cm" fo:min-width="3.5cm"/>
    </style:style>
    <style:style style:name="gr2" style:family="graphic" style:parent-style-name="standard">
      <style:graphic-properties draw:stroke="none" svg:stroke-color="#000000" draw:fill="none" draw:fill-color="#ffffff" fo:min-height="0.55cm"/>
    </style:style>
    <style:style style:name="gr3" style:family="graphic" style:parent-style-name="standard">
      <style:graphic-properties draw:marker-start="Arrow" draw:marker-start-width="0.3cm" draw:marker-end="Circle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8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907cm"/>
    </style:style>
    <style:style style:name="gr8" style:family="graphic" style:parent-style-name="standard">
      <style:graphic-properties draw:stroke="none" svg:stroke-color="#000000" draw:fill="none" draw:fill-color="#ffffff" fo:min-height="2.419cm"/>
    </style:style>
    <style:style style:name="gr9" style:family="graphic" style:parent-style-name="standard">
      <style:graphic-properties draw:stroke="none" svg:stroke-color="#000000" draw:fill="none" draw:fill-color="#ffffff" fo:min-height="0.25cm"/>
    </style:style>
    <style:style style:name="gr10" style:family="graphic" style:parent-style-name="standard">
      <style:graphic-properties draw:textarea-horizontal-align="justify" draw:textarea-vertical-align="middle" draw:auto-grow-height="false" fo:min-height="1.65cm" fo:min-width="3.7cm"/>
    </style:style>
    <style:style style:name="gr11" style:family="graphic" style:parent-style-name="standard">
      <style:graphic-properties draw:stroke="none" svg:stroke-color="#000000" draw:fill="none" draw:fill-color="#ffffff" fo:min-height="0.419cm"/>
    </style:style>
    <style:style style:name="gr12" style:family="graphic" style:parent-style-name="standard">
      <style:graphic-properties draw:stroke="none" svg:stroke-color="#000000" draw:fill="none" draw:fill-color="#ffffff" fo:min-height="1.213cm"/>
    </style:style>
    <style:style style:name="gr13" style:family="graphic" style:parent-style-name="standard">
      <style:graphic-properties draw:stroke="none" svg:stroke-color="#000000" draw:fill="none" draw:fill-color="#ffffff" fo:min-height="0.45cm"/>
    </style:style>
    <style:style style:name="gr14" style:family="graphic" style:parent-style-name="standard">
      <style:graphic-properties draw:stroke="none" svg:stroke-color="#000000" draw:fill="none" draw:fill-color="#ffffff" fo:min-height="4.348cm"/>
    </style:style>
    <style:style style:name="gr15" style:family="graphic" style:parent-style-name="standard">
      <style:graphic-properties draw:stroke="none" svg:stroke-color="#000000" draw:fill="none" draw:fill-color="#ffffff" fo:min-height="0.35cm"/>
    </style:style>
    <style:style style:name="gr16" style:family="graphic" style:parent-style-name="standard">
      <style:graphic-properties draw:stroke="none" svg:stroke-color="#000000" draw:fill="none" draw:fill-color="#ffffff" fo:min-height="0.95cm"/>
    </style:style>
    <style:style style:name="gr17" style:family="graphic" style:parent-style-name="standard">
      <style:graphic-properties draw:stroke="none" svg:stroke-color="#000000" draw:fill="none" draw:fill-color="#ffffff" fo:min-height="0.65cm"/>
    </style:style>
    <style:style style:name="gr18" style:family="graphic" style:parent-style-name="standard">
      <style:graphic-properties draw:stroke="none" svg:stroke-color="#000000" draw:fill="none" draw:fill-color="#ffffff" fo:min-height="1.36cm"/>
    </style:style>
    <style:style style:name="gr19" style:family="graphic" style:parent-style-name="standard">
      <style:graphic-properties draw:stroke="none" svg:stroke-color="#000000" draw:fill="none" draw:fill-color="#ffffff" fo:min-height="6.248cm"/>
    </style:style>
    <style:style style:name="gr20" style:family="graphic" style:parent-style-name="standard">
      <style:graphic-properties draw:stroke="none" svg:stroke-color="#000000" draw:fill="none" draw:fill-color="#ffffff" fo:min-height="1.3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2pt" fo:font-weight="normal" style:font-size-asian="18pt" style:font-weight-asian="normal" style:font-size-complex="18pt" style:font-weight-complex="normal"/>
    </style:style>
    <style:style style:name="P6" style:family="paragraph">
      <loext:graphic-properties draw:fill="none" draw:fill-color="#ffffff"/>
      <style:text-properties fo:font-size="12pt" fo:font-weight="normal" style:font-size-asian="18pt" style:font-weight-asian="normal" style:font-size-complex="18pt" style:font-weight-complex="normal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8pt" style:font-weight-asian="normal" style:font-size-complex="18pt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1.9cm" svg:x="12.5cm" svg:y="1.5cm">
          <text:p text:style-name="P1">Login Screen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3cm" svg:height="0.8cm" svg:x="10.2cm" svg:y="3.3cm">
          <draw:text-box>
            <text:p><text:span text:style-name="T1">IL</text:span></text:p>
          </draw:text-box>
        </draw:frame>
        <draw:line draw:style-name="gr3" draw:text-style-name="P1" draw:layer="layout" svg:x1="10.9cm" svg:y1="4.4cm" svg:x2="11.8cm" svg:y2="3.7cm">
          <text:p/>
        </draw:line>
        <draw:frame draw:style-name="gr4" draw:text-style-name="P3" draw:layer="layout" svg:width="8.2cm" svg:height="5.564cm" svg:x="1.2cm" svg:y="1.002cm">
          <draw:text-box>
            <text:p><text:span text:style-name="T2">Key:</text:span></text:p>
            <text:p><text:span text:style-name="T2">- IL: Incorrect Login</text:span></text:p>
            <text:p><text:span text:style-name="T2">- CL: Correct Login</text:span></text:p>
            <text:p><text:span text:style-name="T2">- (U): User</text:span></text:p>
            <text:p><text:span text:style-name="T2">- (A): Administrator</text:span></text:p>
            <text:p><text:span text:style-name="T2">- L: Lessons (Selection)</text:span></text:p>
            <text:p><text:span text:style-name="T2">- H: Homework (Selection)</text:span></text:p>
            <text:p><text:span text:style-name="T2">- DB: Database (Selection)</text:span></text:p>
            <text:p><text:span text:style-name="T2">- R: Return (Button pressed)</text:span></text:p>
            <text:p><text:span text:style-name="T2">- T: Topic (Selection)</text:span></text:p>
            <text:p><text:span text:style-name="T2">- C: Choice (Selection)</text:span></text:p>
          </draw:text-box>
        </draw:frame>
        <draw:custom-shape draw:style-name="gr1" draw:text-style-name="P1" draw:layer="layout" svg:width="4cm" svg:height="1.9cm" svg:x="8cm" svg:y="5.5cm">
          <text:p text:style-name="P1">ErrorMessage2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3cm" svg:y1="3.4cm" svg:x2="9.9cm" svg:y2="5.5cm">
          <text:p/>
        </draw:line>
        <draw:line draw:style-name="gr5" draw:text-style-name="P4" draw:layer="layout" svg:x1="16.1cm" svg:y1="3.4cm" svg:x2="19.1cm" svg:y2="5.5cm">
          <text:p/>
        </draw:line>
        <draw:line draw:style-name="gr5" draw:text-style-name="P4" draw:layer="layout" svg:x1="14.5cm" svg:y1="3.4cm" svg:x2="14.5cm" svg:y2="5.5cm">
          <text:p/>
        </draw:line>
        <draw:custom-shape draw:style-name="gr1" draw:text-style-name="P1" draw:layer="layout" svg:width="4cm" svg:height="1.9cm" svg:x="12.5cm" svg:y="5.5cm">
          <text:p text:style-name="P1">Student Hom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9cm" svg:x="16.9cm" svg:y="5.5cm">
          <text:p text:style-name="P1">Admin Home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4.014cm" svg:y1="3.668cm" svg:x2="14.014cm" svg:y2="4.768cm">
          <text:p/>
        </draw:line>
        <draw:line draw:style-name="gr6" draw:text-style-name="P1" draw:layer="layout" svg:x1="16cm" svg:y1="3.6cm" svg:x2="17cm" svg:y2="4.4cm">
          <text:p/>
        </draw:line>
        <draw:frame draw:style-name="gr7" draw:text-style-name="P6" draw:layer="layout" svg:width="1.4cm" svg:height="1.157cm" svg:x="12.9cm" svg:y="3.8cm">
          <draw:text-box>
            <text:p text:style-name="P5"><text:span text:style-name="T3">CL (U)</text:span></text:p>
          </draw:text-box>
        </draw:frame>
        <draw:frame draw:style-name="gr7" draw:text-style-name="P6" draw:layer="layout" svg:width="1.4cm" svg:height="1.157cm" svg:x="15.1cm" svg:y="3.7cm">
          <draw:text-box>
            <text:p text:style-name="P5"><text:span text:style-name="T3">CL (A)</text:span></text:p>
          </draw:text-box>
        </draw:frame>
        <draw:line draw:style-name="gr5" draw:text-style-name="P4" draw:layer="layout" svg:x1="20.5cm" svg:y1="7.4cm" svg:x2="22cm" svg:y2="8.2cm">
          <text:p/>
        </draw:line>
        <draw:frame draw:style-name="gr8" draw:text-style-name="P8" draw:layer="layout" svg:width="3.5cm" svg:height="2.669cm" svg:x="21.9cm" svg:y="8.1cm">
          <draw:text-box>
            <text:p text:style-name="P7"><text:span text:style-name="T4">See Figure 2.34</text:span></text:p>
          </draw:text-box>
        </draw:frame>
        <draw:line draw:style-name="gr5" draw:text-style-name="P4" draw:layer="layout" svg:x1="16.1cm" svg:y1="7.4cm" svg:x2="19.1cm" svg:y2="9.5cm">
          <text:p/>
        </draw:line>
        <draw:line draw:style-name="gr5" draw:text-style-name="P4" draw:layer="layout" svg:x1="14.5cm" svg:y1="7.4cm" svg:x2="14.5cm" svg:y2="9.5cm">
          <text:p/>
        </draw:line>
        <draw:line draw:style-name="gr6" draw:text-style-name="P1" draw:layer="layout" svg:x1="14.014cm" svg:y1="7.668cm" svg:x2="14.014cm" svg:y2="8.768cm">
          <text:p/>
        </draw:line>
        <draw:line draw:style-name="gr6" draw:text-style-name="P1" draw:layer="layout" svg:x1="16cm" svg:y1="7.6cm" svg:x2="17cm" svg:y2="8.4cm">
          <text:p/>
        </draw:line>
        <draw:frame draw:style-name="gr7" draw:text-style-name="P6" draw:layer="layout" svg:width="1.4cm" svg:height="1.157cm" svg:x="13.2cm" svg:y="7.843cm">
          <draw:text-box>
            <text:p text:style-name="P5"><text:span text:style-name="T3">H</text:span></text:p>
          </draw:text-box>
        </draw:frame>
        <draw:frame draw:style-name="gr7" draw:text-style-name="P6" draw:layer="layout" svg:width="1.4cm" svg:height="1.157cm" svg:x="15.7cm" svg:y="7.843cm">
          <draw:text-box>
            <text:p text:style-name="P5"><text:span text:style-name="T3">DB</text:span></text:p>
          </draw:text-box>
        </draw:frame>
        <draw:frame draw:style-name="gr9" draw:text-style-name="P6" draw:layer="layout" svg:width="1.1cm" svg:height="0.704cm" svg:x="10.5cm" svg:y="7.5cm">
          <draw:text-box>
            <text:p text:style-name="P5"><text:span text:style-name="T3">L</text:span></text:p>
          </draw:text-box>
        </draw:frame>
        <draw:line draw:style-name="gr3" draw:text-style-name="P1" draw:layer="layout" svg:x1="10.9cm" svg:y1="8.4cm" svg:x2="11.8cm" svg:y2="7.7cm">
          <text:p/>
        </draw:line>
        <draw:line draw:style-name="gr5" draw:text-style-name="P4" draw:layer="layout" svg:x1="13cm" svg:y1="7.4cm" svg:x2="9.9cm" svg:y2="9.5cm">
          <text:p/>
        </draw:line>
        <draw:custom-shape draw:style-name="gr1" draw:text-style-name="P1" draw:layer="layout" svg:width="4cm" svg:height="1.9cm" svg:x="8cm" svg:y="9.5cm">
          <text:p text:style-name="P1">Lesson Topic</text:p>
          <text:p text:style-name="P1">Menu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9cm" svg:x="12.5cm" svg:y="9.5cm">
          <text:p text:style-name="P1">Homework</text:p>
          <text:p text:style-name="P1">Topic Menu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2cm" svg:height="1.9cm" svg:x="16.9cm" svg:y="9.5cm">
          <text:p text:style-name="P1">Database</text:p>
          <text:p text:style-name="P1">(Display Only)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0cm" svg:y1="11.4cm" svg:x2="10cm" svg:y2="12.8cm">
          <text:p/>
        </draw:line>
        <draw:line draw:style-name="gr3" draw:text-style-name="P1" draw:layer="layout" svg:x1="12.4cm" svg:y1="8.3cm" svg:x2="11.6cm" svg:y2="9cm">
          <text:p/>
        </draw:line>
        <draw:frame draw:style-name="gr9" draw:text-style-name="P6" draw:layer="layout" svg:width="1cm" svg:height="0.704cm" svg:x="12cm" svg:y="8.696cm">
          <draw:text-box>
            <text:p text:style-name="P5"><text:span text:style-name="T3">R</text:span></text:p>
          </draw:text-box>
        </draw:frame>
        <draw:line draw:style-name="gr3" draw:text-style-name="P1" draw:layer="layout" svg:x1="14.8cm" svg:y1="7.6cm" svg:x2="14.8cm" svg:y2="8.8cm">
          <text:p/>
        </draw:line>
        <draw:frame draw:style-name="gr11" draw:text-style-name="P6" draw:layer="layout" svg:width="1cm" svg:height="0.704cm" svg:x="14.7cm" svg:y="7.996cm">
          <draw:text-box>
            <text:p text:style-name="P5"><text:span text:style-name="T3">R</text:span></text:p>
          </draw:text-box>
        </draw:frame>
        <draw:line draw:style-name="gr3" draw:text-style-name="P1" draw:layer="layout" svg:x1="17.3cm" svg:y1="7.8cm" svg:x2="18.2cm" svg:y2="8.5cm">
          <text:p/>
        </draw:line>
        <draw:frame draw:style-name="gr9" draw:text-style-name="P6" draw:layer="layout" svg:width="1cm" svg:height="0.704cm" svg:x="18.4cm" svg:y="8.096cm">
          <draw:text-box>
            <text:p text:style-name="P5"><text:span text:style-name="T3">R</text:span></text:p>
          </draw:text-box>
        </draw:frame>
        <draw:line draw:style-name="gr6" draw:text-style-name="P1" draw:layer="layout" svg:x1="9.5cm" svg:y1="11.6cm" svg:x2="9.5cm" svg:y2="12.7cm">
          <text:p/>
        </draw:line>
        <draw:frame draw:style-name="gr7" draw:text-style-name="P6" draw:layer="layout" svg:width="1.4cm" svg:height="1.157cm" svg:x="8.7cm" svg:y="11.575cm">
          <draw:text-box>
            <text:p text:style-name="P5"><text:span text:style-name="T3">T</text:span></text:p>
          </draw:text-box>
        </draw:frame>
        <draw:line draw:style-name="gr6" draw:text-style-name="P1" draw:layer="layout" svg:x1="14.177cm" svg:y1="11.543cm" svg:x2="14.177cm" svg:y2="12.643cm">
          <text:p/>
        </draw:line>
        <draw:frame draw:style-name="gr7" draw:text-style-name="P6" draw:layer="layout" svg:width="1.4cm" svg:height="1.157cm" svg:x="13.4cm" svg:y="11.743cm">
          <draw:text-box>
            <text:p text:style-name="P5"><text:span text:style-name="T3">T</text:span></text:p>
          </draw:text-box>
        </draw:frame>
        <draw:line draw:style-name="gr3" draw:text-style-name="P1" draw:layer="layout" svg:x1="10.2cm" svg:y1="11.4cm" svg:x2="10.2cm" svg:y2="12.6cm">
          <text:p/>
        </draw:line>
        <draw:frame draw:style-name="gr11" draw:text-style-name="P6" draw:layer="layout" svg:width="1cm" svg:height="0.704cm" svg:x="10.1cm" svg:y="11.796cm">
          <draw:text-box>
            <text:p text:style-name="P5"><text:span text:style-name="T3">R</text:span></text:p>
          </draw:text-box>
        </draw:frame>
        <draw:line draw:style-name="gr3" draw:text-style-name="P1" draw:layer="layout" svg:x1="14.8cm" svg:y1="11.5cm" svg:x2="14.8cm" svg:y2="12.7cm">
          <text:p/>
        </draw:line>
        <draw:frame draw:style-name="gr11" draw:text-style-name="P6" draw:layer="layout" svg:width="1cm" svg:height="0.704cm" svg:x="14.7cm" svg:y="11.896cm">
          <draw:text-box>
            <text:p text:style-name="P5"><text:span text:style-name="T3">R</text:span></text:p>
          </draw:text-box>
        </draw:frame>
        <draw:line draw:style-name="gr5" draw:text-style-name="P4" draw:layer="layout" svg:x1="14.5cm" svg:y1="11.4cm" svg:x2="14.5cm" svg:y2="12.8cm">
          <text:p/>
        </draw:line>
        <draw:custom-shape draw:style-name="gr1" draw:text-style-name="P1" draw:layer="layout" svg:width="4cm" svg:height="1.9cm" svg:x="8cm" svg:y="12.8cm">
          <text:p text:style-name="P1">Lesson</text:p>
          <text:p text:style-name="P1">Selec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9cm" svg:x="12.5cm" svg:y="12.8cm">
          <text:p text:style-name="P1">Homework</text:p>
          <text:p text:style-name="P1">Selection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0cm" svg:y1="14.7cm" svg:x2="10cm" svg:y2="16.1cm">
          <text:p/>
        </draw:line>
        <draw:line draw:style-name="gr6" draw:text-style-name="P1" draw:layer="layout" svg:x1="9.5cm" svg:y1="14.9cm" svg:x2="9.5cm" svg:y2="16cm">
          <text:p/>
        </draw:line>
        <draw:frame draw:style-name="gr7" draw:text-style-name="P6" draw:layer="layout" svg:width="1.4cm" svg:height="1.157cm" svg:x="8.7cm" svg:y="14.875cm">
          <draw:text-box>
            <text:p text:style-name="P5"><text:span text:style-name="T3">C</text:span></text:p>
          </draw:text-box>
        </draw:frame>
        <draw:line draw:style-name="gr6" draw:text-style-name="P1" draw:layer="layout" svg:x1="14.177cm" svg:y1="14.843cm" svg:x2="14.177cm" svg:y2="15.943cm">
          <text:p/>
        </draw:line>
        <draw:frame draw:style-name="gr7" draw:text-style-name="P6" draw:layer="layout" svg:width="1.4cm" svg:height="1.157cm" svg:x="13.4cm" svg:y="15.043cm">
          <draw:text-box>
            <text:p text:style-name="P5"><text:span text:style-name="T3">C</text:span></text:p>
          </draw:text-box>
        </draw:frame>
        <draw:line draw:style-name="gr3" draw:text-style-name="P1" draw:layer="layout" svg:x1="10.2cm" svg:y1="14.7cm" svg:x2="10.2cm" svg:y2="15.9cm">
          <text:p/>
        </draw:line>
        <draw:frame draw:style-name="gr11" draw:text-style-name="P6" draw:layer="layout" svg:width="1cm" svg:height="0.704cm" svg:x="10.1cm" svg:y="15.096cm">
          <draw:text-box>
            <text:p text:style-name="P5"><text:span text:style-name="T3">R</text:span></text:p>
          </draw:text-box>
        </draw:frame>
        <draw:line draw:style-name="gr3" draw:text-style-name="P1" draw:layer="layout" svg:x1="14.8cm" svg:y1="14.8cm" svg:x2="14.8cm" svg:y2="16cm">
          <text:p/>
        </draw:line>
        <draw:frame draw:style-name="gr11" draw:text-style-name="P6" draw:layer="layout" svg:width="1cm" svg:height="0.704cm" svg:x="14.7cm" svg:y="15.196cm">
          <draw:text-box>
            <text:p text:style-name="P5"><text:span text:style-name="T3">R</text:span></text:p>
          </draw:text-box>
        </draw:frame>
        <draw:line draw:style-name="gr5" draw:text-style-name="P4" draw:layer="layout" svg:x1="14.5cm" svg:y1="14.7cm" svg:x2="14.5cm" svg:y2="16.1cm">
          <text:p/>
        </draw:line>
        <draw:custom-shape draw:style-name="gr1" draw:text-style-name="P1" draw:layer="layout" svg:width="4cm" svg:height="1.9cm" svg:x="8cm" svg:y="16.1cm">
          <text:p text:style-name="P1">Lesson</text:p>
          <text:p text:style-name="P1">Run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9cm" svg:x="12.5cm" svg:y="16.1cm">
          <text:p text:style-name="P1">Homework</text:p>
          <text:p text:style-name="P1">Runs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0cm" svg:y1="18cm" svg:x2="10cm" svg:y2="19.1cm">
          <text:p/>
        </draw:line>
        <draw:line draw:style-name="gr5" draw:text-style-name="P4" draw:layer="layout" svg:x1="14.5cm" svg:y1="18cm" svg:x2="14.5cm" svg:y2="19.1cm">
          <text:p/>
        </draw:line>
        <draw:frame draw:style-name="gr12" draw:text-style-name="P9" draw:layer="layout" svg:width="11.236cm" svg:height="1.463cm" svg:x="6.7cm" svg:y="19.2cm">
          <draw:text-box>
            <text:p>See Figure 2.31 <text:s text:c="2"/>See Figure 2.32</text:p>
          </draw:text-box>
        </draw:frame>
        <draw:line draw:style-name="gr5" draw:text-style-name="P4" draw:layer="layout" svg:x1="5.5cm" svg:y1="12.1cm" svg:x2="8cm" svg:y2="13.8cm">
          <text:p/>
        </draw:line>
        <draw:frame draw:style-name="gr12" draw:text-style-name="P9" draw:layer="layout" svg:width="5.7cm" svg:height="1.463cm" svg:x="2.6cm" svg:y="11.4cm">
          <draw:text-box>
            <text:p>See Figure 2.31</text:p>
          </draw:text-box>
        </draw:frame>
        <draw:line draw:style-name="gr5" draw:text-style-name="P4" draw:layer="layout" svg:x1="16.5cm" svg:y1="13.8cm" svg:x2="18.8cm" svg:y2="12.8cm">
          <text:p/>
        </draw:line>
        <draw:frame draw:style-name="gr12" draw:text-style-name="P9" draw:layer="layout" svg:width="5.5cm" svg:height="1.463cm" svg:x="17.4cm" svg:y="12.1cm">
          <draw:text-box>
            <text:p>See Figure 2.33</text:p>
          </draw:text-box>
        </draw:frame>
      </draw:page>
      <draw:page draw:name="page2" draw:style-name="dp1" draw:master-page-name="Default">
        <draw:line draw:style-name="gr5" draw:text-style-name="P4" draw:layer="layout" svg:x1="14.6cm" svg:y1="2.2cm" svg:x2="14.6cm" svg:y2="3.8cm">
          <text:p/>
        </draw:line>
        <draw:frame draw:style-name="gr12" draw:text-style-name="P9" draw:layer="layout" svg:width="5.8cm" svg:height="1.463cm" svg:x="12cm" svg:y="1.2cm">
          <draw:text-box>
            <text:p>See Figure 2.30</text:p>
          </draw:text-box>
        </draw:frame>
        <draw:custom-shape draw:style-name="gr1" draw:text-style-name="P1" draw:layer="layout" svg:width="4cm" svg:height="1.9cm" svg:x="12.6cm" svg:y="3.8cm">
          <text:p text:style-name="P1">Lesson</text:p>
          <text:p text:style-name="P1">Runs</text:p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1.1cm" svg:height="0.704cm" svg:x="15.1cm" svg:y="2.6cm">
          <draw:text-box>
            <text:p text:style-name="P5"><text:span text:style-name="T3">R</text:span></text:p>
          </draw:text-box>
        </draw:frame>
        <draw:frame draw:style-name="gr4" draw:text-style-name="P3" draw:layer="layout" svg:width="8.2cm" svg:height="3.632cm" svg:x="1.3cm" svg:y="1.102cm">
          <draw:text-box>
            <text:p><text:span text:style-name="T2">Key:</text:span></text:p>
            <text:p><text:span text:style-name="T2">- A: Answer (Type)</text:span></text:p>
            <text:p><text:span text:style-name="T2">- M: Mark ((In)Correct)</text:span></text:p>
            <text:p><text:span text:style-name="T2">- B: Check (Button Pressed)</text:span></text:p>
            <text:p><text:span text:style-name="T2">- R: Return (Button pressed)</text:span></text:p>
            <text:p><text:span text:style-name="T2">- N: Next (Button pressed)</text:span></text:p>
            <text:p><text:span text:style-name="T2">- P: Previous (Button pressed)</text:span></text:p>
          </draw:text-box>
        </draw:frame>
        <draw:line draw:style-name="gr5" draw:text-style-name="P4" draw:layer="layout" svg:x1="14.6cm" svg:y1="5.7cm" svg:x2="14.6cm" svg:y2="7.3cm">
          <text:p/>
        </draw:line>
        <draw:custom-shape draw:style-name="gr1" draw:text-style-name="P1" draw:layer="layout" svg:width="4cm" svg:height="1.9cm" svg:x="12.6cm" svg:y="7.3cm">
          <text:p text:style-name="P1">Next Page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1cm" svg:height="0.704cm" svg:x="13.2cm" svg:y="6cm">
          <draw:text-box>
            <text:p text:style-name="P5"><text:span text:style-name="T3">N</text:span></text:p>
          </draw:text-box>
        </draw:frame>
        <draw:line draw:style-name="gr6" draw:text-style-name="P1" draw:layer="layout" svg:x1="14.1cm" svg:y1="6cm" svg:x2="14.1cm" svg:y2="7.1cm">
          <text:p/>
        </draw:line>
        <draw:line draw:style-name="gr6" draw:text-style-name="P1" draw:layer="layout" svg:x1="14.9cm" svg:y1="7.1cm" svg:x2="14.9cm" svg:y2="6cm">
          <text:p/>
        </draw:line>
        <draw:frame draw:style-name="gr9" draw:text-style-name="P6" draw:layer="layout" svg:width="1.1cm" svg:height="0.704cm" svg:x="15cm" svg:y="6.296cm">
          <draw:text-box>
            <text:p text:style-name="P5"><text:span text:style-name="T3">P</text:span></text:p>
          </draw:text-box>
        </draw:frame>
        <draw:line draw:style-name="gr6" draw:text-style-name="P1" draw:layer="layout" svg:x1="15cm" svg:y1="3.4cm" svg:x2="15cm" svg:y2="2.3cm">
          <text:p/>
        </draw:line>
        <draw:line draw:style-name="gr5" draw:text-style-name="P4" draw:layer="layout" svg:x1="16.2cm" svg:y1="9.2cm" svg:x2="19.2cm" svg:y2="11.3cm">
          <text:p/>
        </draw:line>
        <draw:line draw:style-name="gr5" draw:text-style-name="P4" draw:layer="layout" svg:x1="14.6cm" svg:y1="9.2cm" svg:x2="14.6cm" svg:y2="11.3cm">
          <text:p/>
        </draw:line>
        <draw:line draw:style-name="gr6" draw:text-style-name="P1" draw:layer="layout" svg:x1="14.114cm" svg:y1="9.468cm" svg:x2="14.114cm" svg:y2="10.568cm">
          <text:p/>
        </draw:line>
        <draw:line draw:style-name="gr6" draw:text-style-name="P1" draw:layer="layout" svg:x1="16.1cm" svg:y1="9.4cm" svg:x2="17.1cm" svg:y2="10.2cm">
          <text:p/>
        </draw:line>
        <draw:frame draw:style-name="gr7" draw:text-style-name="P6" draw:layer="layout" svg:width="1.4cm" svg:height="1.157cm" svg:x="13.3cm" svg:y="9.643cm">
          <draw:text-box>
            <text:p text:style-name="P5"><text:span text:style-name="T3">B</text:span></text:p>
          </draw:text-box>
        </draw:frame>
        <draw:frame draw:style-name="gr7" draw:text-style-name="P6" draw:layer="layout" svg:width="1.4cm" svg:height="1.157cm" svg:x="15.8cm" svg:y="9.643cm">
          <draw:text-box>
            <text:p text:style-name="P5"><text:span text:style-name="T3">N</text:span></text:p>
          </draw:text-box>
        </draw:frame>
        <draw:frame draw:style-name="gr9" draw:text-style-name="P6" draw:layer="layout" svg:width="1.1cm" svg:height="0.704cm" svg:x="10.6cm" svg:y="9.3cm">
          <draw:text-box>
            <text:p text:style-name="P5"><text:span text:style-name="T3">A</text:span></text:p>
          </draw:text-box>
        </draw:frame>
        <draw:line draw:style-name="gr3" draw:text-style-name="P1" draw:layer="layout" svg:x1="11cm" svg:y1="10.2cm" svg:x2="11.9cm" svg:y2="9.5cm">
          <text:p/>
        </draw:line>
        <draw:line draw:style-name="gr5" draw:text-style-name="P4" draw:layer="layout" svg:x1="13.1cm" svg:y1="9.2cm" svg:x2="10cm" svg:y2="11.3cm">
          <text:p/>
        </draw:line>
        <draw:line draw:style-name="gr3" draw:text-style-name="P1" draw:layer="layout" svg:x1="12.5cm" svg:y1="10.1cm" svg:x2="11.7cm" svg:y2="10.8cm">
          <text:p/>
        </draw:line>
        <draw:frame draw:style-name="gr9" draw:text-style-name="P6" draw:layer="layout" svg:width="1cm" svg:height="0.704cm" svg:x="12.1cm" svg:y="10.496cm">
          <draw:text-box>
            <text:p text:style-name="P5"><text:span text:style-name="T3">M</text:span></text:p>
          </draw:text-box>
        </draw:frame>
        <draw:line draw:style-name="gr3" draw:text-style-name="P1" draw:layer="layout" svg:x1="14.9cm" svg:y1="9.4cm" svg:x2="14.9cm" svg:y2="10.6cm">
          <text:p/>
        </draw:line>
        <draw:frame draw:style-name="gr11" draw:text-style-name="P6" draw:layer="layout" svg:width="1cm" svg:height="0.704cm" svg:x="14.8cm" svg:y="9.796cm">
          <draw:text-box>
            <text:p text:style-name="P5"><text:span text:style-name="T3">M</text:span></text:p>
          </draw:text-box>
        </draw:frame>
        <draw:custom-shape draw:style-name="gr1" draw:text-style-name="P1" draw:layer="layout" svg:width="4cm" svg:height="1.9cm" svg:x="17.1cm" svg:y="11.3cm">
          <text:p text:style-name="P1">Finish</text:p>
          <text:p text:style-name="P1">Less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9cm" svg:x="12.6cm" svg:y="11.3cm">
          <text:p text:style-name="P1">Check Answ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9cm" svg:x="8.1cm" svg:y="11.3cm">
          <text:p text:style-name="P1">Input</text:p>
          <text:p text:style-name="P1">Practice</text:p>
          <text:p text:style-name="P1">Answer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9.2cm" svg:y1="13.2cm" svg:x2="19.2cm" svg:y2="14.8cm">
          <text:p/>
        </draw:line>
        <draw:custom-shape draw:style-name="gr1" draw:text-style-name="P1" draw:layer="layout" svg:width="4cm" svg:height="1.9cm" svg:x="17.2cm" svg:y="14.8cm">
          <text:p text:style-name="P1">Lesson</text:p>
          <text:p text:style-name="P1">Selection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9.2cm" svg:y1="16.7cm" svg:x2="21.7cm" svg:y2="18.4cm">
          <text:p/>
        </draw:line>
        <draw:frame draw:style-name="gr12" draw:text-style-name="P9" draw:layer="layout" svg:width="5.7cm" svg:height="1.463cm" svg:x="19.5cm" svg:y="18.5cm">
          <draw:text-box>
            <text:p>See Figure 2.30</text:p>
          </draw:text-box>
        </draw:frame>
      </draw:page>
      <draw:page draw:name="page3" draw:style-name="dp1" draw:master-page-name="Default">
        <draw:line draw:style-name="gr5" draw:text-style-name="P4" draw:layer="layout" svg:x1="14.6cm" svg:y1="2cm" svg:x2="14.6cm" svg:y2="3.6cm">
          <text:p/>
        </draw:line>
        <draw:frame draw:style-name="gr12" draw:text-style-name="P9" draw:layer="layout" svg:width="5.8cm" svg:height="1.463cm" svg:x="12cm" svg:y="1cm">
          <draw:text-box>
            <text:p>See Figure 2.30</text:p>
          </draw:text-box>
        </draw:frame>
        <draw:custom-shape draw:style-name="gr1" draw:text-style-name="P1" draw:layer="layout" svg:width="4cm" svg:height="1.9cm" svg:x="12.6cm" svg:y="3.6cm">
          <text:p text:style-name="P1">Homework</text:p>
          <text:p text:style-name="P1">Runs</text:p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1.1cm" svg:height="0.704cm" svg:x="15.1cm" svg:y="2.4cm">
          <draw:text-box>
            <text:p text:style-name="P5"><text:span text:style-name="T3">R</text:span></text:p>
          </draw:text-box>
        </draw:frame>
        <draw:line draw:style-name="gr6" draw:text-style-name="P1" draw:layer="layout" svg:x1="15cm" svg:y1="3.2cm" svg:x2="15cm" svg:y2="2.1cm">
          <text:p/>
        </draw:line>
        <draw:frame draw:style-name="gr14" draw:text-style-name="P3" draw:layer="layout" svg:width="8.9cm" svg:height="4.598cm" svg:x="1.4cm" svg:y="1.202cm">
          <draw:text-box>
            <text:p><text:span text:style-name="T2">Key:</text:span></text:p>
            <text:p><text:span text:style-name="T2">- A: Answer (Type)</text:span></text:p>
            <text:p><text:span text:style-name="T2">- AD: Answer (Drop down menu)</text:span></text:p>
            <text:p><text:span text:style-name="T2">- R: Return (Button pressed)</text:span></text:p>
            <text:p><text:span text:style-name="T2">- N: Next (Button pressed)</text:span></text:p>
            <text:p><text:span text:style-name="T2">- P: Previous (Button pressed)</text:span></text:p>
            <text:p><text:span text:style-name="T2">- SQ: Select Question (Navigate)</text:span></text:p>
            <text:p><text:span text:style-name="T2">- RA: Return Answer (User input)</text:span></text:p>
          </draw:text-box>
        </draw:frame>
        <draw:line draw:style-name="gr6" draw:text-style-name="P1" draw:layer="layout" svg:x1="12cm" svg:y1="5.6cm" svg:x2="10.8cm" svg:y2="6.3cm">
          <text:p/>
        </draw:line>
        <draw:line draw:style-name="gr5" draw:text-style-name="P4" draw:layer="layout" svg:x1="13.1cm" svg:y1="5.5cm" svg:x2="10.1cm" svg:y2="7cm">
          <text:p/>
        </draw:line>
        <draw:custom-shape draw:style-name="gr1" draw:text-style-name="P1" draw:layer="layout" svg:width="4cm" svg:height="1.9cm" svg:x="8.1cm" svg:y="7cm">
          <text:p text:style-name="P1">Question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9cm" svg:x="12.6cm" svg:y="7cm">
          <text:p text:style-name="P1">Question 2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1.7cm" svg:y1="6.5cm" svg:x2="12.9cm" svg:y2="5.9cm">
          <text:p/>
        </draw:line>
        <draw:frame draw:style-name="gr13" draw:text-style-name="P6" draw:layer="layout" svg:width="1.3cm" svg:height="0.704cm" svg:x="10.7cm" svg:y="5.396cm">
          <draw:text-box>
            <text:p text:style-name="P5"><text:span text:style-name="T3">SQ</text:span></text:p>
          </draw:text-box>
        </draw:frame>
        <draw:frame draw:style-name="gr15" draw:text-style-name="P6" draw:layer="layout" svg:width="1.2cm" svg:height="0.704cm" svg:x="11.9cm" svg:y="6.2cm">
          <draw:text-box>
            <text:p text:style-name="P5"><text:span text:style-name="T3">RA</text:span></text:p>
          </draw:text-box>
        </draw:frame>
        <draw:frame draw:style-name="gr15" draw:text-style-name="P6" draw:layer="layout" svg:width="1.2cm" svg:height="0.704cm" svg:x="13.3cm" svg:y="5.9cm">
          <draw:text-box>
            <text:p text:style-name="P5"><text:span text:style-name="T3">SQ</text:span></text:p>
          </draw:text-box>
        </draw:frame>
        <draw:frame draw:style-name="gr15" draw:text-style-name="P6" draw:layer="layout" svg:width="1.2cm" svg:height="0.704cm" svg:x="15cm" svg:y="5.996cm">
          <draw:text-box>
            <text:p text:style-name="P5">RA</text:p>
          </draw:text-box>
        </draw:frame>
        <draw:line draw:style-name="gr5" draw:text-style-name="P4" draw:layer="layout" svg:x1="16.2cm" svg:y1="5.5cm" svg:x2="19.1cm" svg:y2="7cm">
          <text:p/>
        </draw:line>
        <draw:custom-shape draw:style-name="gr1" draw:text-style-name="P1" draw:layer="layout" svg:width="4cm" svg:height="1.9cm" svg:x="17.1cm" svg:y="7cm">
          <text:p text:style-name="P1">Next Page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5cm" svg:y1="5.9cm" svg:x2="17.9cm" svg:y2="6.7cm">
          <text:p/>
        </draw:line>
        <draw:frame draw:style-name="gr13" draw:text-style-name="P6" draw:layer="layout" svg:width="1.3cm" svg:height="0.704cm" svg:x="16.4cm" svg:y="6.2cm">
          <draw:text-box>
            <text:p text:style-name="P5"><text:span text:style-name="T3">N</text:span></text:p>
          </draw:text-box>
        </draw:frame>
        <draw:line draw:style-name="gr6" draw:text-style-name="P1" draw:layer="layout" svg:x1="18.268cm" svg:y1="6.244cm" svg:x2="16.968cm" svg:y2="5.544cm">
          <text:p/>
        </draw:line>
        <draw:frame draw:style-name="gr15" draw:text-style-name="P6" draw:layer="layout" svg:width="1.2cm" svg:height="0.704cm" svg:x="17.6cm" svg:y="5.396cm">
          <draw:text-box>
            <text:p text:style-name="P5">P</text:p>
          </draw:text-box>
        </draw:frame>
        <draw:line draw:style-name="gr6" draw:text-style-name="P1" draw:layer="layout" svg:x1="14.276cm" svg:y1="5.768cm" svg:x2="14.276cm" svg:y2="6.768cm">
          <text:p/>
        </draw:line>
        <draw:line draw:style-name="gr5" draw:text-style-name="P4" draw:layer="layout" svg:x1="14.6cm" svg:y1="5.5cm" svg:x2="14.6cm" svg:y2="7cm">
          <text:p/>
        </draw:line>
        <draw:line draw:style-name="gr6" draw:text-style-name="P1" draw:layer="layout" svg:x1="14.9cm" svg:y1="6.8cm" svg:x2="14.9cm" svg:y2="5.7cm">
          <text:p/>
        </draw:line>
        <draw:line draw:style-name="gr5" draw:text-style-name="P4" draw:layer="layout" svg:x1="10.1cm" svg:y1="8.9cm" svg:x2="10.1cm" svg:y2="10.9cm">
          <text:p/>
        </draw:line>
        <draw:custom-shape draw:style-name="gr1" draw:text-style-name="P1" draw:layer="layout" svg:width="4cm" svg:height="1.9cm" svg:x="8.1cm" svg:y="10.8cm">
          <text:p text:style-name="P1">Input Answer</text:p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1.2cm" svg:height="0.704cm" svg:x="8.8cm" svg:y="9.4cm">
          <draw:text-box>
            <text:p text:style-name="P5"><text:span text:style-name="T3">A</text:span></text:p>
          </draw:text-box>
        </draw:frame>
        <draw:frame draw:style-name="gr15" draw:text-style-name="P6" draw:layer="layout" svg:width="1.2cm" svg:height="0.704cm" svg:x="10.5cm" svg:y="9.496cm">
          <draw:text-box>
            <text:p text:style-name="P5">RA</text:p>
          </draw:text-box>
        </draw:frame>
        <draw:line draw:style-name="gr6" draw:text-style-name="P1" draw:layer="layout" svg:x1="9.776cm" svg:y1="9.268cm" svg:x2="9.776cm" svg:y2="10.268cm">
          <text:p/>
        </draw:line>
        <draw:line draw:style-name="gr6" draw:text-style-name="P1" draw:layer="layout" svg:x1="10.4cm" svg:y1="10.3cm" svg:x2="10.4cm" svg:y2="9.2cm">
          <text:p/>
        </draw:line>
        <draw:line draw:style-name="gr5" draw:text-style-name="P4" draw:layer="layout" svg:x1="14.6cm" svg:y1="8.9cm" svg:x2="14.6cm" svg:y2="10.9cm">
          <text:p/>
        </draw:line>
        <draw:custom-shape draw:style-name="gr1" draw:text-style-name="P1" draw:layer="layout" svg:width="4cm" svg:height="1.9cm" svg:x="12.6cm" svg:y="10.8cm">
          <text:p text:style-name="P1">Input Answer</text:p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1.2cm" svg:height="0.704cm" svg:x="13.3cm" svg:y="9.4cm">
          <draw:text-box>
            <text:p text:style-name="P5"><text:span text:style-name="T3">AD</text:span></text:p>
          </draw:text-box>
        </draw:frame>
        <draw:frame draw:style-name="gr15" draw:text-style-name="P6" draw:layer="layout" svg:width="1.2cm" svg:height="0.704cm" svg:x="15cm" svg:y="9.496cm">
          <draw:text-box>
            <text:p text:style-name="P5">RA</text:p>
          </draw:text-box>
        </draw:frame>
        <draw:line draw:style-name="gr6" draw:text-style-name="P1" draw:layer="layout" svg:x1="14.276cm" svg:y1="9.268cm" svg:x2="14.276cm" svg:y2="10.268cm">
          <text:p/>
        </draw:line>
        <draw:line draw:style-name="gr6" draw:text-style-name="P1" draw:layer="layout" svg:x1="14.9cm" svg:y1="10.3cm" svg:x2="14.9cm" svg:y2="9.2cm">
          <text:p/>
        </draw:line>
        <draw:line draw:style-name="gr5" draw:text-style-name="P4" draw:layer="layout" svg:x1="19.2cm" svg:y1="8.9cm" svg:x2="19.2cm" svg:y2="10.8cm">
          <text:p/>
        </draw:line>
        <draw:frame draw:style-name="gr16" draw:text-style-name="P9" draw:layer="layout" svg:width="6cm" svg:height="1.2cm" svg:x="17.3cm" svg:y="10.9cm">
          <draw:text-box>
            <text:p>See Figure 2.33</text:p>
          </draw:text-box>
        </draw:frame>
      </draw:page>
      <draw:page draw:name="page4" draw:style-name="dp1" draw:master-page-name="Default">
        <draw:custom-shape draw:style-name="gr1" draw:text-style-name="P1" draw:layer="layout" svg:width="4cm" svg:height="1.9cm" svg:x="12.832cm" svg:y="3.322cm">
          <text:p text:style-name="P1">Next Page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4.932cm" svg:y1="5.222cm" svg:x2="14.932cm" svg:y2="7.122cm">
          <text:p/>
        </draw:line>
        <draw:line draw:style-name="gr6" draw:text-style-name="P1" draw:layer="layout" svg:x1="12.332cm" svg:y1="5.322cm" svg:x2="11.132cm" svg:y2="6.022cm">
          <text:p/>
        </draw:line>
        <draw:line draw:style-name="gr5" draw:text-style-name="P4" draw:layer="layout" svg:x1="13.432cm" svg:y1="5.222cm" svg:x2="10.432cm" svg:y2="6.722cm">
          <text:p/>
        </draw:line>
        <draw:custom-shape draw:style-name="gr1" draw:text-style-name="P1" draw:layer="layout" svg:width="4cm" svg:height="1.9cm" svg:x="8.432cm" svg:y="6.722cm">
          <text:p text:style-name="P1">Question 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9cm" svg:x="12.932cm" svg:y="6.722cm">
          <text:p text:style-name="P1">Question 4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032cm" svg:y1="6.222cm" svg:x2="13.232cm" svg:y2="5.622cm">
          <text:p/>
        </draw:line>
        <draw:frame draw:style-name="gr13" draw:text-style-name="P6" draw:layer="layout" svg:width="1.3cm" svg:height="0.704cm" svg:x="11.032cm" svg:y="5.118cm">
          <draw:text-box>
            <text:p text:style-name="P5"><text:span text:style-name="T3">SQ</text:span></text:p>
          </draw:text-box>
        </draw:frame>
        <draw:frame draw:style-name="gr15" draw:text-style-name="P6" draw:layer="layout" svg:width="1.2cm" svg:height="0.704cm" svg:x="12.232cm" svg:y="5.922cm">
          <draw:text-box>
            <text:p text:style-name="P5"><text:span text:style-name="T3">RA</text:span></text:p>
          </draw:text-box>
        </draw:frame>
        <draw:frame draw:style-name="gr15" draw:text-style-name="P6" draw:layer="layout" svg:width="1.2cm" svg:height="0.704cm" svg:x="13.632cm" svg:y="5.622cm">
          <draw:text-box>
            <text:p text:style-name="P5"><text:span text:style-name="T3">SQ</text:span></text:p>
          </draw:text-box>
        </draw:frame>
        <draw:frame draw:style-name="gr15" draw:text-style-name="P6" draw:layer="layout" svg:width="1.2cm" svg:height="0.704cm" svg:x="15.332cm" svg:y="5.718cm">
          <draw:text-box>
            <text:p text:style-name="P5">RA</text:p>
          </draw:text-box>
        </draw:frame>
        <draw:line draw:style-name="gr5" draw:text-style-name="P4" draw:layer="layout" svg:x1="16.532cm" svg:y1="5.222cm" svg:x2="19.432cm" svg:y2="6.722cm">
          <text:p/>
        </draw:line>
        <draw:custom-shape draw:style-name="gr1" draw:text-style-name="P1" draw:layer="layout" svg:width="4cm" svg:height="1.9cm" svg:x="17.432cm" svg:y="6.722cm">
          <text:p text:style-name="P1">Submit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832cm" svg:y1="5.622cm" svg:x2="18.232cm" svg:y2="6.422cm">
          <text:p/>
        </draw:line>
        <draw:frame draw:style-name="gr13" draw:text-style-name="P6" draw:layer="layout" svg:width="1.3cm" svg:height="0.704cm" svg:x="16.732cm" svg:y="5.922cm">
          <draw:text-box>
            <text:p text:style-name="P5"><text:span text:style-name="T3">N</text:span></text:p>
          </draw:text-box>
        </draw:frame>
        <draw:line draw:style-name="gr6" draw:text-style-name="P1" draw:layer="layout" svg:x1="18.6cm" svg:y1="5.966cm" svg:x2="17.3cm" svg:y2="5.266cm">
          <text:p/>
        </draw:line>
        <draw:frame draw:style-name="gr15" draw:text-style-name="P6" draw:layer="layout" svg:width="1.2cm" svg:height="0.704cm" svg:x="17.932cm" svg:y="5.118cm">
          <draw:text-box>
            <text:p text:style-name="P5">P</text:p>
          </draw:text-box>
        </draw:frame>
        <draw:line draw:style-name="gr6" draw:text-style-name="P1" draw:layer="layout" svg:x1="14.608cm" svg:y1="5.49cm" svg:x2="14.608cm" svg:y2="6.49cm">
          <text:p/>
        </draw:line>
        <draw:line draw:style-name="gr5" draw:text-style-name="P4" draw:layer="layout" svg:x1="14.932cm" svg:y1="5.222cm" svg:x2="14.932cm" svg:y2="6.722cm">
          <text:p/>
        </draw:line>
        <draw:line draw:style-name="gr6" draw:text-style-name="P1" draw:layer="layout" svg:x1="15.232cm" svg:y1="6.522cm" svg:x2="15.232cm" svg:y2="5.422cm">
          <text:p/>
        </draw:line>
        <draw:line draw:style-name="gr5" draw:text-style-name="P4" draw:layer="layout" svg:x1="10.432cm" svg:y1="8.622cm" svg:x2="10.432cm" svg:y2="10.622cm">
          <text:p/>
        </draw:line>
        <draw:custom-shape draw:style-name="gr1" draw:text-style-name="P1" draw:layer="layout" svg:width="4cm" svg:height="1.9cm" svg:x="8.432cm" svg:y="10.522cm">
          <text:p text:style-name="P1">Input Answer</text:p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1.2cm" svg:height="0.704cm" svg:x="9.132cm" svg:y="9.122cm">
          <draw:text-box>
            <text:p text:style-name="P5"><text:span text:style-name="T3">AD</text:span></text:p>
          </draw:text-box>
        </draw:frame>
        <draw:frame draw:style-name="gr15" draw:text-style-name="P6" draw:layer="layout" svg:width="1.2cm" svg:height="0.704cm" svg:x="10.832cm" svg:y="9.218cm">
          <draw:text-box>
            <text:p text:style-name="P5">RA</text:p>
          </draw:text-box>
        </draw:frame>
        <draw:line draw:style-name="gr6" draw:text-style-name="P1" draw:layer="layout" svg:x1="10.108cm" svg:y1="8.99cm" svg:x2="10.108cm" svg:y2="9.99cm">
          <text:p/>
        </draw:line>
        <draw:line draw:style-name="gr6" draw:text-style-name="P1" draw:layer="layout" svg:x1="10.732cm" svg:y1="10.022cm" svg:x2="10.732cm" svg:y2="8.922cm">
          <text:p/>
        </draw:line>
        <draw:line draw:style-name="gr5" draw:text-style-name="P4" draw:layer="layout" svg:x1="14.932cm" svg:y1="8.622cm" svg:x2="14.932cm" svg:y2="10.622cm">
          <text:p/>
        </draw:line>
        <draw:custom-shape draw:style-name="gr1" draw:text-style-name="P1" draw:layer="layout" svg:width="4cm" svg:height="1.9cm" svg:x="12.932cm" svg:y="10.522cm">
          <text:p text:style-name="P1">Input Answer</text:p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1.2cm" svg:height="0.704cm" svg:x="13.632cm" svg:y="9.122cm">
          <draw:text-box>
            <text:p text:style-name="P5"><text:span text:style-name="T3">AN</text:span></text:p>
          </draw:text-box>
        </draw:frame>
        <draw:frame draw:style-name="gr15" draw:text-style-name="P6" draw:layer="layout" svg:width="1.2cm" svg:height="0.704cm" svg:x="15.332cm" svg:y="9.218cm">
          <draw:text-box>
            <text:p text:style-name="P5">RA</text:p>
          </draw:text-box>
        </draw:frame>
        <draw:line draw:style-name="gr6" draw:text-style-name="P1" draw:layer="layout" svg:x1="14.608cm" svg:y1="8.99cm" svg:x2="14.608cm" svg:y2="9.99cm">
          <text:p/>
        </draw:line>
        <draw:line draw:style-name="gr6" draw:text-style-name="P1" draw:layer="layout" svg:x1="15.232cm" svg:y1="10.022cm" svg:x2="15.232cm" svg:y2="8.922cm">
          <text:p/>
        </draw:line>
        <draw:frame draw:style-name="gr14" draw:text-style-name="P3" draw:layer="layout" svg:width="8.9cm" svg:height="5.564cm" svg:x="1.5cm" svg:y="1.102cm">
          <draw:text-box>
            <text:p><text:span text:style-name="T2">Key:</text:span></text:p>
            <text:p><text:span text:style-name="T2">- AD: Answer (Drop down menu)</text:span></text:p>
            <text:p><text:span text:style-name="T2">- AN: Answer (Drag and drop)</text:span></text:p>
            <text:p><text:span text:style-name="T2">- N: Next (Button pressed)</text:span></text:p>
            <text:p><text:span text:style-name="T2">- P: Previous (Button pressed)</text:span></text:p>
            <text:p><text:span text:style-name="T2">- SQ: Select Question (Navigate)</text:span></text:p>
            <text:p><text:span text:style-name="T2">- RA: Return Answer (User input)</text:span></text:p>
            <text:p><text:span text:style-name="T2">- D: Data</text:span></text:p>
            <text:p><text:span text:style-name="T2">- RAS: All answers returned together</text:span></text:p>
            <text:p><text:span text:style-name="T2"/></text:p>
          </draw:text-box>
        </draw:frame>
        <draw:line draw:style-name="gr5" draw:text-style-name="P4" draw:layer="layout" svg:x1="14.8cm" svg:y1="2cm" svg:x2="14.8cm" svg:y2="3.3cm">
          <text:p/>
        </draw:line>
        <draw:frame draw:style-name="gr17" draw:text-style-name="P9" draw:layer="layout" svg:width="6.5cm" svg:height="0.9cm" svg:x="12cm" svg:y="1cm">
          <draw:text-box>
            <text:p>See Figure 2.32 </text:p>
          </draw:text-box>
        </draw:frame>
        <draw:line draw:style-name="gr6" draw:text-style-name="P1" draw:layer="layout" svg:x1="14.4cm" svg:y1="2.1cm" svg:x2="14.4cm" svg:y2="3.2cm">
          <text:p/>
        </draw:line>
        <draw:line draw:style-name="gr6" draw:text-style-name="P1" draw:layer="layout" svg:x1="15.2cm" svg:y1="3.1cm" svg:x2="15.2cm" svg:y2="2.1cm">
          <text:p/>
        </draw:line>
        <draw:frame draw:style-name="gr13" draw:text-style-name="P6" draw:layer="layout" svg:width="1.3cm" svg:height="0.704cm" svg:x="13.4cm" svg:y="2.1cm">
          <draw:text-box>
            <text:p text:style-name="P5"><text:span text:style-name="T3">N</text:span></text:p>
          </draw:text-box>
        </draw:frame>
        <draw:frame draw:style-name="gr13" draw:text-style-name="P6" draw:layer="layout" svg:width="1.3cm" svg:height="0.704cm" svg:x="15.2cm" svg:y="2.296cm">
          <draw:text-box>
            <text:p text:style-name="P5"><text:span text:style-name="T3">P</text:span></text:p>
          </draw:text-box>
        </draw:frame>
        <draw:line draw:style-name="gr5" draw:text-style-name="P4" draw:layer="layout" svg:x1="19.5cm" svg:y1="8.6cm" svg:x2="19.5cm" svg:y2="10.5cm">
          <text:p/>
        </draw:line>
        <draw:custom-shape draw:style-name="gr1" draw:text-style-name="P1" draw:layer="layout" svg:width="4cm" svg:height="1.9cm" svg:x="17.5cm" svg:y="10.5cm">
          <text:p text:style-name="P1">Save Results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9.5cm" svg:y1="12.393cm" svg:x2="19.5cm" svg:y2="14.293cm">
          <text:p/>
        </draw:line>
        <draw:custom-shape draw:style-name="gr1" draw:text-style-name="P1" draw:layer="layout" svg:width="4cm" svg:height="1.9cm" svg:x="17.6cm" svg:y="14.3cm">
          <text:p text:style-name="P1">Homework</text:p>
          <text:p text:style-name="P1">Selection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8.4cm" svg:y1="16.2cm" svg:x2="16.2cm" svg:y2="17.3cm">
          <text:p/>
        </draw:line>
        <draw:frame draw:style-name="gr12" draw:text-style-name="P9" draw:layer="layout" svg:width="5.4cm" svg:height="1.463cm" svg:x="11cm" svg:y="16.8cm">
          <draw:text-box>
            <text:p>See Figure 2.30</text:p>
          </draw:text-box>
        </draw:frame>
        <draw:frame draw:style-name="gr18" draw:text-style-name="P6" draw:layer="layout" svg:width="1.8cm" svg:height="1.61cm" svg:x="17.6cm" svg:y="9.132cm">
          <draw:text-box>
            <text:p text:style-name="P5"><text:span text:style-name="T3">D (RAS)</text:span></text:p>
          </draw:text-box>
        </draw:frame>
        <draw:line draw:style-name="gr6" draw:text-style-name="P1" draw:layer="layout" svg:x1="19.176cm" svg:y1="9cm" svg:x2="19.176cm" svg:y2="10cm">
          <text:p/>
        </draw:line>
      </draw:page>
      <draw:page draw:name="page5" draw:style-name="dp1" draw:master-page-name="Default">
        <draw:custom-shape draw:style-name="gr1" draw:text-style-name="P1" draw:layer="layout" svg:width="4cm" svg:height="1.9cm" svg:x="12.932cm" svg:y="3.422cm">
          <text:p text:style-name="P1">Admin Home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6.5cm" svg:y1="5.3cm" svg:x2="19.5cm" svg:y2="7.4cm">
          <text:p/>
        </draw:line>
        <draw:line draw:style-name="gr5" draw:text-style-name="P4" draw:layer="layout" svg:x1="14.9cm" svg:y1="5.3cm" svg:x2="14.9cm" svg:y2="7.4cm">
          <text:p/>
        </draw:line>
        <draw:line draw:style-name="gr6" draw:text-style-name="P1" draw:layer="layout" svg:x1="14.414cm" svg:y1="5.568cm" svg:x2="14.414cm" svg:y2="6.668cm">
          <text:p/>
        </draw:line>
        <draw:line draw:style-name="gr6" draw:text-style-name="P1" draw:layer="layout" svg:x1="16.4cm" svg:y1="5.5cm" svg:x2="17.4cm" svg:y2="6.3cm">
          <text:p/>
        </draw:line>
        <draw:frame draw:style-name="gr7" draw:text-style-name="P6" draw:layer="layout" svg:width="1.4cm" svg:height="1.157cm" svg:x="13.6cm" svg:y="5.743cm">
          <draw:text-box>
            <text:p text:style-name="P5"><text:span text:style-name="T3">RV</text:span></text:p>
          </draw:text-box>
        </draw:frame>
        <draw:frame draw:style-name="gr7" draw:text-style-name="P6" draw:layer="layout" svg:width="1.4cm" svg:height="1.157cm" svg:x="16.1cm" svg:y="5.743cm">
          <draw:text-box>
            <text:p text:style-name="P5"><text:span text:style-name="T3">DB</text:span></text:p>
          </draw:text-box>
        </draw:frame>
        <draw:frame draw:style-name="gr9" draw:text-style-name="P6" draw:layer="layout" svg:width="1.1cm" svg:height="0.704cm" svg:x="10.9cm" svg:y="5.4cm">
          <draw:text-box>
            <text:p text:style-name="P5"><text:span text:style-name="T3">HS</text:span></text:p>
          </draw:text-box>
        </draw:frame>
        <draw:line draw:style-name="gr3" draw:text-style-name="P1" draw:layer="layout" svg:x1="11.3cm" svg:y1="6.3cm" svg:x2="12.2cm" svg:y2="5.6cm">
          <text:p/>
        </draw:line>
        <draw:line draw:style-name="gr5" draw:text-style-name="P4" draw:layer="layout" svg:x1="13.4cm" svg:y1="5.3cm" svg:x2="10.3cm" svg:y2="7.4cm">
          <text:p/>
        </draw:line>
        <draw:custom-shape draw:style-name="gr1" draw:text-style-name="P1" draw:layer="layout" svg:width="4cm" svg:height="1.9cm" svg:x="12.9cm" svg:y="7.4cm">
          <text:p text:style-name="P1">Results Menu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2cm" svg:height="1.9cm" svg:x="17.3cm" svg:y="7.4cm">
          <text:p text:style-name="P1">Database</text:p>
          <text:p text:style-name="P1">(Whole Class)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8cm" svg:y1="6.2cm" svg:x2="12cm" svg:y2="6.9cm">
          <text:p/>
        </draw:line>
        <draw:frame draw:style-name="gr9" draw:text-style-name="P6" draw:layer="layout" svg:width="1cm" svg:height="0.704cm" svg:x="12.4cm" svg:y="6.596cm">
          <draw:text-box>
            <text:p text:style-name="P5"><text:span text:style-name="T3">R</text:span></text:p>
          </draw:text-box>
        </draw:frame>
        <draw:line draw:style-name="gr3" draw:text-style-name="P1" draw:layer="layout" svg:x1="15.2cm" svg:y1="5.5cm" svg:x2="15.2cm" svg:y2="6.7cm">
          <text:p/>
        </draw:line>
        <draw:frame draw:style-name="gr11" draw:text-style-name="P6" draw:layer="layout" svg:width="1cm" svg:height="0.704cm" svg:x="15.1cm" svg:y="5.896cm">
          <draw:text-box>
            <text:p text:style-name="P5"><text:span text:style-name="T3">R</text:span></text:p>
          </draw:text-box>
        </draw:frame>
        <draw:line draw:style-name="gr3" draw:text-style-name="P1" draw:layer="layout" svg:x1="17.7cm" svg:y1="5.7cm" svg:x2="18.6cm" svg:y2="6.4cm">
          <text:p/>
        </draw:line>
        <draw:frame draw:style-name="gr9" draw:text-style-name="P6" draw:layer="layout" svg:width="1cm" svg:height="0.704cm" svg:x="18.8cm" svg:y="5.996cm">
          <draw:text-box>
            <text:p text:style-name="P5"><text:span text:style-name="T3">R</text:span></text:p>
          </draw:text-box>
        </draw:frame>
        <draw:line draw:style-name="gr5" draw:text-style-name="P4" draw:layer="layout" svg:x1="14.9cm" svg:y1="2.1cm" svg:x2="14.9cm" svg:y2="3.4cm">
          <text:p/>
        </draw:line>
        <draw:frame draw:style-name="gr17" draw:text-style-name="P9" draw:layer="layout" svg:width="6.5cm" svg:height="0.9cm" svg:x="12.1cm" svg:y="1.1cm">
          <draw:text-box>
            <text:p>See Figure 2.30 </text:p>
          </draw:text-box>
        </draw:frame>
        <draw:line draw:style-name="gr6" draw:text-style-name="P1" draw:layer="layout" svg:x1="14.5cm" svg:y1="2.2cm" svg:x2="14.5cm" svg:y2="3.3cm">
          <text:p/>
        </draw:line>
        <draw:line draw:style-name="gr6" draw:text-style-name="P1" draw:layer="layout" svg:x1="15.3cm" svg:y1="3.2cm" svg:x2="15.3cm" svg:y2="2.2cm">
          <text:p/>
        </draw:line>
        <draw:frame draw:style-name="gr13" draw:text-style-name="P6" draw:layer="layout" svg:width="1.3cm" svg:height="0.704cm" svg:x="13.5cm" svg:y="2.2cm">
          <draw:text-box>
            <text:p text:style-name="P5"><text:span text:style-name="T3">N</text:span></text:p>
          </draw:text-box>
        </draw:frame>
        <draw:frame draw:style-name="gr13" draw:text-style-name="P6" draw:layer="layout" svg:width="1.3cm" svg:height="0.704cm" svg:x="15.3cm" svg:y="2.396cm">
          <draw:text-box>
            <text:p text:style-name="P5"><text:span text:style-name="T3">P</text:span></text:p>
          </draw:text-box>
        </draw:frame>
        <draw:frame draw:style-name="gr19" draw:text-style-name="P3" draw:layer="layout" svg:width="8.8cm" svg:height="6.53cm" svg:x="1.3cm" svg:y="0.97cm">
          <draw:text-box>
            <text:p><text:span text:style-name="T2">Key:</text:span></text:p>
            <text:p><text:span text:style-name="T2">- HS: Homework Set (Selection)</text:span></text:p>
            <text:p><text:span text:style-name="T2">- RV: Results Viewer (Selection)</text:span></text:p>
            <text:p><text:span text:style-name="T2">- DB: Database (Selection)</text:span></text:p>
            <text:p><text:span text:style-name="T2">- R: Return (Button pressed)</text:span></text:p>
            <text:p><text:span text:style-name="T2">- RA: Return Automatically</text:span></text:p>
            <text:p><text:span text:style-name="T2">- T: Topic (Selection)</text:span></text:p>
            <text:p><text:span text:style-name="T2">- C: Choice (Selection)</text:span></text:p>
            <text:p><text:span text:style-name="T2">- DD: Due Date (Input)</text:span></text:p>
            <text:p><text:span text:style-name="T2">- ST: Standard (Input)</text:span></text:p>
            <text:p><text:span text:style-name="T2">- CL: Class (Input)</text:span></text:p>
            <text:p><text:span text:style-name="T2">- CH: Change (Record)</text:span></text:p>
            <text:p><text:span text:style-name="T2">- AM: Amended Record (Input)</text:span></text:p>
          </draw:text-box>
        </draw:frame>
        <draw:line draw:style-name="gr5" draw:text-style-name="P4" draw:layer="layout" svg:x1="19.4cm" svg:y1="9.3cm" svg:x2="19.4cm" svg:y2="10.7cm">
          <text:p/>
        </draw:line>
        <draw:custom-shape draw:style-name="gr1" draw:text-style-name="P1" draw:layer="layout" svg:width="4cm" svg:height="1.9cm" svg:x="8.4cm" svg:y="10.706cm">
          <text:p text:style-name="P1">Homework</text:p>
          <text:p text:style-name="P1">Selection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0.4cm" svg:y1="12.576cm" svg:x2="10.4cm" svg:y2="13.976cm">
          <text:p/>
        </draw:line>
        <draw:line draw:style-name="gr6" draw:text-style-name="P1" draw:layer="layout" svg:x1="9.9cm" svg:y1="12.776cm" svg:x2="9.9cm" svg:y2="13.876cm">
          <text:p/>
        </draw:line>
        <draw:frame draw:style-name="gr7" draw:text-style-name="P6" draw:layer="layout" svg:width="1.4cm" svg:height="1.157cm" svg:x="9.1cm" svg:y="12.751cm">
          <draw:text-box>
            <text:p text:style-name="P5"><text:span text:style-name="T3">C</text:span></text:p>
          </draw:text-box>
        </draw:frame>
        <draw:line draw:style-name="gr3" draw:text-style-name="P1" draw:layer="layout" svg:x1="10.6cm" svg:y1="12.576cm" svg:x2="10.6cm" svg:y2="13.776cm">
          <text:p/>
        </draw:line>
        <draw:frame draw:style-name="gr11" draw:text-style-name="P6" draw:layer="layout" svg:width="1cm" svg:height="0.704cm" svg:x="10.5cm" svg:y="12.972cm">
          <draw:text-box>
            <text:p text:style-name="P5"><text:span text:style-name="T3">R</text:span></text:p>
          </draw:text-box>
        </draw:frame>
        <draw:frame draw:style-name="gr7" draw:text-style-name="P6" draw:layer="layout" svg:width="1.4cm" svg:height="1.157cm" svg:x="9.1cm" svg:y="9.475cm">
          <draw:text-box>
            <text:p text:style-name="P5"><text:span text:style-name="T3">T</text:span></text:p>
          </draw:text-box>
        </draw:frame>
        <draw:custom-shape draw:style-name="gr1" draw:text-style-name="P1" draw:layer="layout" svg:width="4cm" svg:height="1.9cm" svg:x="8.4cm" svg:y="14cm">
          <text:p text:style-name="P1">Set Homework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9cm" svg:y1="16.1cm" svg:x2="9.9cm" svg:y2="17.7cm">
          <text:p/>
        </draw:line>
        <draw:frame draw:style-name="gr20" draw:text-style-name="P9" draw:layer="layout" svg:width="2cm" svg:height="1.6cm" svg:x="8cm" svg:y="16.3cm">
          <draw:text-box>
            <text:p/>
          </draw:text-box>
        </draw:frame>
        <draw:frame draw:style-name="gr7" draw:text-style-name="P6" draw:layer="layout" svg:width="1.4cm" svg:height="1.61cm" svg:x="8.5cm" svg:y="16.1cm">
          <draw:text-box>
            <text:p text:style-name="P5"><text:span text:style-name="T3">DD, ST, CL</text:span></text:p>
          </draw:text-box>
        </draw:frame>
        <draw:line draw:style-name="gr5" draw:text-style-name="P4" draw:layer="layout" svg:x1="10.4cm" svg:y1="15.9cm" svg:x2="10.4cm" svg:y2="17.9cm">
          <text:p/>
        </draw:line>
        <draw:custom-shape draw:style-name="gr1" draw:text-style-name="P1" draw:layer="layout" svg:width="4cm" svg:height="1.9cm" svg:x="8.445cm" svg:y="17.738cm">
          <text:p text:style-name="P1">Homework Se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9cm" svg:x="12.9cm" svg:y="10.7cm">
          <text:p text:style-name="P1">Select Result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4.9cm" svg:y1="9.294cm" svg:x2="14.9cm" svg:y2="10.694cm">
          <text:p/>
        </draw:line>
        <draw:line draw:style-name="gr6" draw:text-style-name="P1" draw:layer="layout" svg:x1="14.4cm" svg:y1="9.494cm" svg:x2="14.4cm" svg:y2="10.594cm">
          <text:p/>
        </draw:line>
        <draw:frame draw:style-name="gr7" draw:text-style-name="P6" draw:layer="layout" svg:width="1.4cm" svg:height="1.157cm" svg:x="13.6cm" svg:y="9.469cm">
          <draw:text-box>
            <text:p text:style-name="P5"><text:span text:style-name="T3">T</text:span></text:p>
          </draw:text-box>
        </draw:frame>
        <draw:line draw:style-name="gr3" draw:text-style-name="P1" draw:layer="layout" svg:x1="15.1cm" svg:y1="9.294cm" svg:x2="15.1cm" svg:y2="10.494cm">
          <text:p/>
        </draw:line>
        <draw:frame draw:style-name="gr11" draw:text-style-name="P6" draw:layer="layout" svg:width="1cm" svg:height="0.704cm" svg:x="15cm" svg:y="9.69cm">
          <draw:text-box>
            <text:p text:style-name="P5"><text:span text:style-name="T3">R</text:span></text:p>
          </draw:text-box>
        </draw:frame>
        <draw:line draw:style-name="gr5" draw:text-style-name="P4" draw:layer="layout" svg:x1="14.9cm" svg:y1="12.576cm" svg:x2="14.9cm" svg:y2="13.976cm">
          <text:p/>
        </draw:line>
        <draw:line draw:style-name="gr6" draw:text-style-name="P1" draw:layer="layout" svg:x1="14.4cm" svg:y1="12.776cm" svg:x2="14.4cm" svg:y2="13.876cm">
          <text:p/>
        </draw:line>
        <draw:frame draw:style-name="gr7" draw:text-style-name="P6" draw:layer="layout" svg:width="1.4cm" svg:height="1.157cm" svg:x="13.6cm" svg:y="12.751cm">
          <draw:text-box>
            <text:p text:style-name="P5"><text:span text:style-name="T3">C</text:span></text:p>
          </draw:text-box>
        </draw:frame>
        <draw:line draw:style-name="gr3" draw:text-style-name="P1" draw:layer="layout" svg:x1="15.1cm" svg:y1="12.576cm" svg:x2="15.1cm" svg:y2="13.776cm">
          <text:p/>
        </draw:line>
        <draw:frame draw:style-name="gr11" draw:text-style-name="P6" draw:layer="layout" svg:width="1cm" svg:height="0.704cm" svg:x="15cm" svg:y="12.972cm">
          <draw:text-box>
            <text:p text:style-name="P5"><text:span text:style-name="T3">R</text:span></text:p>
          </draw:text-box>
        </draw:frame>
        <draw:custom-shape draw:style-name="gr1" draw:text-style-name="P1" draw:layer="layout" svg:width="4cm" svg:height="1.9cm" svg:x="12.9cm" svg:y="14cm">
          <text:p text:style-name="P1">Database</text:p>
          <text:p text:style-name="P1">(Selected</text:p>
          <text:p text:style-name="P1">Result Only)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2cm" svg:height="1.9cm" svg:x="17.4cm" svg:y="10.7cm">
          <text:p text:style-name="P1">Select Record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9.4cm" svg:y1="9.3cm" svg:x2="19.4cm" svg:y2="10.7cm">
          <text:p/>
        </draw:line>
        <draw:line draw:style-name="gr6" draw:text-style-name="P1" draw:layer="layout" svg:x1="18.9cm" svg:y1="9.5cm" svg:x2="18.9cm" svg:y2="10.6cm">
          <text:p/>
        </draw:line>
        <draw:frame draw:style-name="gr7" draw:text-style-name="P6" draw:layer="layout" svg:width="1.4cm" svg:height="1.157cm" svg:x="17.9cm" svg:y="9.7cm">
          <draw:text-box>
            <text:p text:style-name="P5"><text:span text:style-name="T3">CH</text:span></text:p>
          </draw:text-box>
        </draw:frame>
        <draw:line draw:style-name="gr3" draw:text-style-name="P1" draw:layer="layout" svg:x1="19.6cm" svg:y1="9.3cm" svg:x2="19.6cm" svg:y2="10.5cm">
          <text:p/>
        </draw:line>
        <draw:frame draw:style-name="gr11" draw:text-style-name="P6" draw:layer="layout" svg:width="1cm" svg:height="0.704cm" svg:x="19.5cm" svg:y="9.696cm">
          <draw:text-box>
            <text:p text:style-name="P5"><text:span text:style-name="T3">R</text:span></text:p>
          </draw:text-box>
        </draw:frame>
        <draw:line draw:style-name="gr5" draw:text-style-name="P4" draw:layer="layout" svg:x1="19.5cm" svg:y1="12.6cm" svg:x2="19.5cm" svg:y2="14cm">
          <text:p/>
        </draw:line>
        <draw:line draw:style-name="gr6" draw:text-style-name="P1" draw:layer="layout" svg:x1="19cm" svg:y1="12.8cm" svg:x2="19cm" svg:y2="13.9cm">
          <text:p/>
        </draw:line>
        <draw:frame draw:style-name="gr7" draw:text-style-name="P6" draw:layer="layout" svg:width="1.4cm" svg:height="1.157cm" svg:x="18.2cm" svg:y="12.775cm">
          <draw:text-box>
            <text:p text:style-name="P5"><text:span text:style-name="T3">AM</text:span></text:p>
          </draw:text-box>
        </draw:frame>
        <draw:line draw:style-name="gr3" draw:text-style-name="P1" draw:layer="layout" svg:x1="19.7cm" svg:y1="12.6cm" svg:x2="19.7cm" svg:y2="13.8cm">
          <text:p/>
        </draw:line>
        <draw:frame draw:style-name="gr7" draw:text-style-name="P6" draw:layer="layout" svg:width="1.4cm" svg:height="1.157cm" svg:x="19.6cm" svg:y="12.996cm">
          <draw:text-box>
            <text:p text:style-name="P5"><text:span text:style-name="T3">RA</text:span></text:p>
          </draw:text-box>
        </draw:frame>
        <draw:custom-shape draw:style-name="gr1" draw:text-style-name="P1" draw:layer="layout" svg:width="4cm" svg:height="1.9cm" svg:x="17.6cm" svg:y="14cm">
          <text:p text:style-name="P1">Database</text:p>
          <text:p text:style-name="P1">Storage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4cm" svg:height="1.157cm" svg:x="11cm" svg:y="16.443cm">
          <draw:text-box>
            <text:p text:style-name="P5"><text:span text:style-name="T3">RA</text:span></text:p>
          </draw:text-box>
        </draw:frame>
        <draw:line draw:style-name="gr3" draw:text-style-name="P1" draw:layer="layout" svg:x1="10.7cm" svg:y1="16.1cm" svg:x2="10.7cm" svg:y2="17.4cm">
          <text:p/>
        </draw:line>
        <draw:custom-shape draw:style-name="gr1" draw:text-style-name="P1" draw:layer="layout" svg:width="4cm" svg:height="1.9cm" svg:x="8.4cm" svg:y="7.4cm">
          <text:p text:style-name="P1">Homework Set</text:p>
          <text:p text:style-name="P1">Menu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9cm" svg:y1="9.5cm" svg:x2="9.9cm" svg:y2="10.6cm">
          <text:p/>
        </draw:line>
        <draw:line draw:style-name="gr5" draw:text-style-name="P4" draw:layer="layout" svg:x1="10.4cm" svg:y1="9.3cm" svg:x2="10.4cm" svg:y2="10.7cm">
          <text:p/>
        </draw:line>
        <draw:line draw:style-name="gr3" draw:text-style-name="P1" draw:layer="layout" svg:x1="10.6cm" svg:y1="9.3cm" svg:x2="10.6cm" svg:y2="10.5cm">
          <text:p/>
        </draw:line>
        <draw:frame draw:style-name="gr11" draw:text-style-name="P6" draw:layer="layout" svg:width="1cm" svg:height="0.704cm" svg:x="10.5cm" svg:y="9.696cm">
          <draw:text-box>
            <text:p text:style-name="P5"><text:span text:style-name="T3">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3" svg:font-family="'Courier New'" style:font-adornments="Bold" style:font-family-generic="modern" style:font-pitch="fixed"/>
    <style:font-face style:name="Courier New2" svg:font-family="'Courier New'" style:font-adornments="Bold" style:font-family-generic="modern" style:font-pitch="variable"/>
    <style:font-face style:name="Courier New" svg:font-family="'Courier New'" style:font-family-generic="roman" style:font-pitch="variable"/>
    <style:font-face style:name="Courier New1" svg:font-family="'Courier New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visible" draw:shadow-offset-x="0.2cm" draw:shadow-offset-y="0.2cm" draw:shadow-color="#dddddd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Courier New3" fo:font-family="'Courier New'" style:font-style-name="Bold" style:font-family-generic="modern" style:font-pitch="fixed" fo:font-size="15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30T12:03:06.556000000</meta:creation-date>
    <dc:date>2015-11-30T15:33:41.157000000</dc:date>
    <meta:editing-duration>PT1H56M45S</meta:editing-duration>
    <meta:editing-cycles>21</meta:editing-cycles>
    <meta:generator>LibreOffice/5.0.2.2$Windows_x86 LibreOffice_project/37b43f919e4de5eeaca9b9755ed688758a8251fe</meta:generator>
    <meta:document-statistic meta:object-count="252"/>
  </office:meta>
</office:document-meta>
</file>